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color="#000000" fo:font-size="12pt" style:font-size-asian="12pt" style:font-size-complex="12pt"/>
    </style:style>
    <style:style style:name="ce3" style:family="table-cell" style:parent-style-name="Default" style:data-style-name="N0">
      <style:table-cell-properties style:vertical-align="automatic" style:repeat-content="false"/>
      <style:paragraph-properties fo:text-align="center"/>
      <style:text-properties fo:color="#000000" fo:font-size="12pt" style:font-size-asian="12pt" style:font-size-complex="12pt" fo:font-weight="bold" style:font-weight-asian="bold" style:font-weight-complex="bold"/>
    </style:style>
    <style:style style:name="ce4" style:family="table-cell" style:parent-style-name="Default" style:data-style-name="N30">
      <style:table-cell-properties style:vertical-align="automatic" fo:wrap-option="wrap" style:repeat-content="false"/>
      <style:paragraph-properties fo:text-align="center"/>
      <style:text-properties fo:color="#000000" fo:font-size="12pt" style:font-size-asian="12pt" style:font-size-complex="12pt"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center"/>
    </style:style>
    <style:style style:name="ce6" style:family="table-cell" style:parent-style-name="Default" style:data-style-name="N30">
      <style:table-cell-properties style:vertical-align="automatic" fo:wrap-option="wrap"/>
      <style:text-properties fo:color="#000000" fo:font-size="12pt" style:font-size-asian="12pt" style:font-size-complex="12pt"/>
    </style:style>
    <style:style style:name="ce7" style:family="table-cell" style:parent-style-name="Default" style:data-style-name="N30">
      <style:table-cell-properties style:vertical-align="automatic" fo:wrap-option="wrap"/>
    </style:style>
    <style:style style:name="ce8" style:family="table-cell" style:parent-style-name="Default" style:data-style-name="N0">
      <style:table-cell-properties style:vertical-align="automatic" style:repeat-content="false"/>
      <style:paragraph-properties fo:text-align="center"/>
      <style:text-properties fo:color="#C9211E" fo:font-size="12pt" style:font-size-asian="12pt" style:font-size-complex="12pt"/>
    </style:style>
    <style:style style:name="co1" style:family="table-column">
      <style:table-column-properties fo:break-before="auto" style:column-width="3.29847222222222cm"/>
    </style:style>
    <style:style style:name="co2" style:family="table-column">
      <style:table-column-properties fo:break-before="auto" style:column-width="2.32833333333333cm"/>
    </style:style>
    <style:style style:name="co3" style:family="table-column">
      <style:table-column-properties fo:break-before="auto" style:column-width="12.4354166666667cm"/>
    </style:style>
    <style:style style:name="co4" style:family="table-column">
      <style:table-column-properties fo:break-before="auto" style:column-width="2.11666666666667cm"/>
    </style:style>
    <style:style style:name="ro1" style:family="table-row">
      <style:table-row-properties style:row-height="15.5pt" style:use-optimal-row-height="true" fo:break-before="auto"/>
    </style:style>
    <style:style style:name="ro2" style:family="table-row">
      <style:table-row-properties style:row-height="263.5pt" style:use-optimal-row-height="true" fo:break-before="auto"/>
    </style:style>
    <style:style style:name="ro3" style:family="table-row">
      <style:table-row-properties style:row-height="232pt" style:use-optimal-row-height="true" fo:break-before="auto"/>
    </style:style>
    <style:style style:name="ro4" style:family="table-row">
      <style:table-row-properties style:row-height="362.5pt" style:use-optimal-row-height="true" fo:break-before="auto"/>
    </style:style>
    <style:style style:name="ro5" style:family="table-row">
      <style:table-row-properties style:row-height="203pt" style:use-optimal-row-height="true" fo:break-before="auto"/>
    </style:style>
    <style:style style:name="ro6" style:family="table-row">
      <style:table-row-properties style:row-height="333.5pt" style:use-optimal-row-height="true" fo:break-before="auto"/>
    </style:style>
    <style:style style:name="ro7" style:family="table-row">
      <style:table-row-properties style:row-height="174pt" style:use-optimal-row-height="true" fo:break-before="auto"/>
    </style:style>
    <style:style style:name="ro8" style:family="table-row">
      <style:table-row-properties style:row-height="159.5pt" style:use-optimal-row-height="true" fo:break-before="auto"/>
    </style:style>
    <style:style style:name="ro9" style:family="table-row">
      <style:table-row-properties style:row-height="409.5pt" style:use-optimal-row-height="true" fo:break-before="auto"/>
    </style:style>
    <style:style style:name="ro10"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7"/>
        <table:table-column table:style-name="co4" table:number-columns-repeated="16381" table:default-cell-style-name="ce1"/>
        <table:table-row table:style-name="ro1">
          <table:table-cell office:value-type="string" table:style-name="ce2">
            <text:p>Student ID</text:p>
          </table:table-cell>
          <table:table-cell office:value-type="string" table:style-name="ce3">
            <text:p>Grade (T1)</text:p>
          </table:table-cell>
          <table:table-cell office:value-type="string" table:style-name="ce4">
            <text:p>Feedback</text:p>
          </table:table-cell>
          <table:table-cell table:number-columns-repeated="16381"/>
        </table:table-row>
        <table:table-row table:style-name="ro2">
          <table:table-cell office:value-type="string" table:style-name="ce1">
            <text:p>niub16853141</text:p>
          </table:table-cell>
          <table:table-cell office:value-type="float" office:value="7.5" table:style-name="ce5">
            <text:p>7,5</text:p>
          </table:table-cell>
          <table:table-cell office:value-type="string" table:style-name="ce6">
            <text:p>Minor changes of the starting kit with respect to the model architecture (dropout layers). Also have played with another backbone and changes of final layers, but did not report the results of these experiments. Minor changes of hyperparameters (learning rate, batch size). Same training strategy as the starting kit. Transformations used for data augmentation were limited to small changes given the starting kit. Performed data augmentation taking into account different attributes. Results have been submitted to codalab competition. Reported to have used a different backbone, but did not provide any result about it in the report. Summary is somehow clear and could be improved, as some details about the augmentation strategy are provided with the code only. Results are presented progressively and in a good way. It would be interesting to compare the results with the baseline from the beginning and not just in Sec 3. The analysis and discussion of the results are consistent with the defined experiments. Final remarks are consistent with the experiments and discussions.</text:p>
          </table:table-cell>
          <table:table-cell table:number-columns-repeated="16381"/>
        </table:table-row>
        <table:table-row table:style-name="ro3">
          <table:table-cell office:value-type="string" table:style-name="ce1">
            <text:p>niub16831323</text:p>
          </table:table-cell>
          <table:table-cell office:value-type="float" office:value="7.5" table:style-name="ce5">
            <text:p>7,5</text:p>
          </table:table-cell>
          <table:table-cell office:value-type="string" table:style-name="ce7">
            <text:p>Minor changes of the starting kit with respect to the model architecture (dropout layers). Also have played with another backbone and changes of final layers, but did not report the results of these experiments. Minor changes of hyperparameters (learning rate, batch size). Same training strategy as the starting kit. Transformations used for data augmentation were limited to small changes given the starting kit. Performed data augmentation taking into account different attributes. Results have been submitted to codalab competition. Reported to have used a different backbone, but did not provide any result about it in the report. Summary is somehow clear and could be improved, as some details about the augmentation strategy are provided with the code only. Results are presented progressively and in a good way. It would be interesting to compare the results with the baseline from the beginning and not just in Sec 3. The analysis and discussion of the results are consistent with the defined experiments. Final remarks are consistent with the experiments and discussions.</text:p>
          </table:table-cell>
          <table:table-cell table:number-columns-repeated="16381"/>
        </table:table-row>
        <table:table-row table:style-name="ro4">
          <table:table-cell office:value-type="string" table:style-name="ce1">
            <text:p>niub18088081</text:p>
          </table:table-cell>
          <table:table-cell office:value-type="float" office:value="9" table:style-name="ce5">
            <text:p>9</text:p>
          </table:table-cell>
          <table:table-cell office:value-type="string" table:style-name="ce7">
            <text:p>Played with model architecture. Played with some hyperparameters (learning rate, optimizer, and losses), as well as learning rate decay. Evaluated different models and training strategies, where different parts of the network are set to trainable. From the text, it looks like training follows one single stage (either training a subset of the network or training the whole model at once). Therefore, figures 1 and 2 show different stages of training, so it is not clear if stage 2 benefits from stage 1 or not. Data augmentation is not detailed in the report (e.g., what attributes have been used and what transformations have been applied). Checking the code, it can be observed that no additional transformations, compared with the starting-kit, have been used; just a combination of them with some minor changes. Different attributes (age, expression, ethnicity) have been considered during data augmentation. However, they were not detailed in the report. Results have been submitted to codalab competition. Evaluated different losses (MSE and MAE). Clear and well detailed summary of contributions. However, it could be expanded with the inclusion of some additional information about the training strategy and proposed solution for data augmentation (e.g., considered attributes and main transformations). Results are well defined and presented. The only missing part was to comment on the loss used by models 1, 2 and 3 (I believe it was MSE, as MAE is applied from model 4). If this is the case, the type of loss could also be included in table 1. Moreover, results using model 1 to 3 should also be included in table 1. Finally, it is not clear what method was used to generate the plots of figures 1 to 2. Results are well analysed and discussed. Final remarks are consistent with the analysis and discussion.</text:p>
          </table:table-cell>
          <table:table-cell table:number-columns-repeated="16381"/>
        </table:table-row>
        <table:table-row table:style-name="ro3">
          <table:table-cell office:value-type="string" table:style-name="ce1">
            <text:p>niub20026915</text:p>
          </table:table-cell>
          <table:table-cell office:value-type="float" office:value="8.5" table:style-name="ce5">
            <text:p>8,5</text:p>
          </table:table-cell>
          <table:table-cell office:value-type="string" table:style-name="ce7">
            <text:p>Applied the same model architecture provided with the starting-kit. Evaluated other architectures but results have not been reported. Played with learning rate decay and hyperparameters. Proposed a 3 stage training; different blocks of the baseline model are trained at different stages. Performed additional transformations (compared with the starting-kit) for data augmentation. Data augmentation strategy considered different attributes (e.g., age, ethnicity, gender and expression). However, they have not been clearly described in the report. Results have been submitted to codalab competition. Performed an exploratory analysis on the distribution of the metadata. Clear summary of contributions. Experiments are somehow well defined and results clearly presented. However, it was not clear from the report how exactly the different attributes (age, gender, ethnicity, etc) were considered during data augmentation. Results are analysed and discussed at a very high level. A more detailed and stronger discussion would enrich the study. Final remarks are consistent with the discussions and experiments.</text:p>
          </table:table-cell>
          <table:table-cell table:number-columns-repeated="16381"/>
        </table:table-row>
        <table:table-row table:style-name="ro3">
          <table:table-cell office:value-type="string" table:style-name="ce1">
            <text:p>niub20026786</text:p>
          </table:table-cell>
          <table:table-cell office:value-type="float" office:value="7.5" table:style-name="ce5">
            <text:p>7,5</text:p>
          </table:table-cell>
          <table:table-cell office:value-type="string" table:style-name="ce7">
            <text:p>Played with the model architecture (last layers and regularizers). Played with a few hyperparameters (learning rate). Same training strategy as the starting-kit (2 stages). Distinct transformations have been considered beyond the ones provided with the starting-kit. Evaluated different data augmentation strategies, taking into account distinct categories. Results have been submitted to codalab competition. Analysed the data distribution in different subgroups. Simple but clear summary of contributions. The definition of experiments could be improved and presented in a better way. Some experiments are presented but neither defined nor discussed. It would also be interesting to comment on how the factor used for data augmentation was defined for each subset, as it seems to be an important parameter regarding the proposed solution. There are two tables 1 and no table 3 (as mentioned in the text), which makes the analysis confusing. The analysis of results could be improved. Results are presented and discussed at a very global and high level. Final remarks could be expanded but are consistent with the experiments and results.<text:s/></text:p>
          </table:table-cell>
          <table:table-cell table:number-columns-repeated="16381"/>
        </table:table-row>
        <table:table-row table:style-name="ro4">
          <table:table-cell office:value-type="string" table:style-name="ce1">
            <text:p>niub20081740</text:p>
          </table:table-cell>
          <table:table-cell office:value-type="float" office:value="9" table:style-name="ce5">
            <text:p>9</text:p>
          </table:table-cell>
          <table:table-cell office:value-type="string" table:style-name="ce7">
            <text:p>Played with model architecture. Played with some hyperparameters (learning rate, optimizer, and losses), as well as learning rate decay. Evaluated different models and training strategies, where different parts of the network are set to trainable. From the text, it looks like training follows one single stage (either training a subset of the network or training the whole model at once). Therefore, figures 1 and 2 show different stages of training, so it is not clear if stage 2 benefits from stage 1 or not. Data augmentation is not detailed in the report (e.g., what attributes have been used and what transformations have been applied). Checking the code, it can be observed that no additional transformations, compared with the starting-kit, have been used; just a combination of them with some minor changes. Different attributes (age, expression, ethnicity) have been considered during data augmentation. However, they were not detailed in the report. Results have been submitted to codalab competition. Evaluated different losses (MSE and MAE). Clear and well detailed summary of contributions. However, it could be expanded with the inclusion of some additional information about the training strategy and proposed solution for data augmentation (e.g., considered attributes and main transformations). Results are well defined and presented. The only missing part was to comment on the loss used by models 1, 2 and 3 (I believe it was MSE, as MAE is applied from model 4). If this is the case, the type of loss could also be included in table 1. Moreover, results using model 1 to 3 should also be included in table 1. Finally, it is not clear what method was used to generate the plots of figures 1 to 2. Results are well analysed and discussed. Final remarks are consistent with the analysis and discussion.</text:p>
          </table:table-cell>
          <table:table-cell table:number-columns-repeated="16381"/>
        </table:table-row>
        <table:table-row table:style-name="ro5">
          <table:table-cell office:value-type="string" table:style-name="ce1">
            <text:p>niub16833611</text:p>
          </table:table-cell>
          <table:table-cell office:value-type="float" office:value="8" table:style-name="ce5">
            <text:p>8</text:p>
          </table:table-cell>
          <table:table-cell office:value-type="string" table:style-name="ce7">
            <text:p>Didn't play with model architecture (same as the starting-kit). Evaluated different hyperparameters and regularizers. Same training strategy as the starting-kit (2 stages). However, the final model (model 4) benefitted from previous stages of training. First, a simple flip was applied to all images for data augmentation, then distinct transformations have been considered beyond the ones provided with the starting-kit. Only the age category was considered during data augmentation, in addition to the flipping strategy that was applied to the whole dataset. Commented to have used other strategies that did not work so well, but results were not reported. Results have been submitted to codalab competition. Summary is clear but could be enriched with some preliminary discussion about the performed data augmentation strategy. Results are clearly presented. Good analysis and discussion of results. Final remarks are consistent with the experiments and results.</text:p>
          </table:table-cell>
          <table:table-cell table:number-columns-repeated="16381"/>
        </table:table-row>
        <table:table-row table:style-name="ro6">
          <table:table-cell office:value-type="string" table:style-name="ce1">
            <text:p>niub16711531</text:p>
          </table:table-cell>
          <table:table-cell office:value-type="float" office:value="7" table:style-name="ce5">
            <text:p>7</text:p>
          </table:table-cell>
          <table:table-cell office:value-type="string" table:style-name="ce7">
            <text:p>Played with model architecture (final layers of the network, batch normalization and regularizers). Played with a few hyperparameters (learning rate, batch size, number of epochs). Training was performed using one single pass where all layers were set to trainable. For data augmentation, only rotation and flipping were considered as main transformations. Rotations in the range of -180 to 180 were randomly applied, as well as vertical flip, which may not be good choices for the problem at hand, as some images will be shown upside down. Different attributes have been considered for data augmentation (age and ethnicity). Results have been submitted to codalab competition. Included a graphical representation of the proposed model. Summary of contributions could be enriched with some relevant details. For instance, about the training strategy (how many layers were set to trainable? did you follow the strategy of the starting-kit or developed a new idea?). Model definitions could be represented using a table to make their comparison easy. Experiments are somehow clear but could be improved. For instance, with some additional details about the "modified general augmented data ... which gave more importance to Asian people between 9 and 14 years old". That is, how is this level of importance defined? "Training strategy 2" was not clearly defined in the report. Results are presented and discussed at a very high level. A stronger analysis about the proposed solutions and possible effects would enrich the report. Final remarks are too general but consistent with the defined experiments.</text:p>
          </table:table-cell>
          <table:table-cell table:number-columns-repeated="16381"/>
        </table:table-row>
        <table:table-row table:style-name="ro7">
          <table:table-cell office:value-type="string" table:style-name="ce1">
            <text:p>niub21043632</text:p>
          </table:table-cell>
          <table:table-cell office:value-type="float" office:value="9.5" table:style-name="ce5">
            <text:p>9,5</text:p>
          </table:table-cell>
          <table:table-cell office:value-type="string" table:style-name="ce7">
            <text:p>Model architecture is basically the same as the starting-kit (with minor changes). Evaluated slightly different configurations. Played with a few hyperparameters (batch size and number of epochs). Same training strategy as the starting-kit. Interestingly, data augmentation was performed during the 1st stage of training only. Distinct transformations have been considered beyond the ones provided with the starting-kit. Different categories (age, gender, ethnicity, expression) have been considered during data augmentation. Results have been submitted to codalab competition. Clear summary of contributions. Experiments and results are clearly presented. Analysis and discussion of the results are consistent with the experiments. Final remarks are consistent with the defined experiments and analysis of the results.</text:p>
          </table:table-cell>
          <table:table-cell table:number-columns-repeated="16381"/>
        </table:table-row>
        <table:table-row table:style-name="ro5">
          <table:table-cell office:value-type="string" table:style-name="ce1">
            <text:p>niub21043702</text:p>
          </table:table-cell>
          <table:table-cell office:value-type="float" office:value="8" table:style-name="ce5">
            <text:p>8</text:p>
          </table:table-cell>
          <table:table-cell office:value-type="string" table:style-name="ce7">
            <text:p>Didn't play with model architecture (same as the starting-kit). Evaluated different hyperparameters and regularizers. Same training strategy as the starting-kit (2 stages). However, the final model (model 4) benefitted from previous stages of training. First, a simple flip was applied to all images for data augmentation, then distinct transformations have been considered beyond the ones provided with the starting-kit. Only the age category was considered during data augmentation, in addition to the flipping strategy that was applied to the whole dataset. Commented to have used other strategies that did not work so well, but results were not reported. Results have been submitted to codalab competition. Summary is clear but could be enriched with some preliminary discussion about the performed data augmentation strategy. Results are clearly presented. Good analysis and discussion of results. Final remarks are consistent with the experiments and results.</text:p>
          </table:table-cell>
          <table:table-cell table:number-columns-repeated="16381"/>
        </table:table-row>
        <table:table-row table:style-name="ro6">
          <table:table-cell office:value-type="string" table:style-name="ce1">
            <text:p>niub21043746</text:p>
          </table:table-cell>
          <table:table-cell office:value-type="float" office:value="7" table:style-name="ce5">
            <text:p>7</text:p>
          </table:table-cell>
          <table:table-cell office:value-type="string" table:style-name="ce7">
            <text:p>Played with model architecture (final layers of the network, batch normalization and regularizers). Played with a few hyperparameters (learning rate, batch size, number of epochs). Training was performed using one single pass where all layers were set to trainable. For data augmentation, only rotation and flipping were considered as main transformations. Rotations in the range of -180 to 180 were randomly applied, as well as vertical flip, which may not be good choices for the problem at hand, as some images will be shown upside down. Different attributes have been considered for data augmentation (age and ethnicity). Results have been submitted to codalab competition. Included a graphical representation of the proposed model. Summary of contributions could be enriched with some relevant details. For instance, about the training strategy (how many layers were set to trainable? did you follow the strategy of the starting-kit or developed a new idea?). Model definitions could be represented using a table to make their comparison easy. Experiments are somehow clear but could be improved. For instance, with some additional details about the "modified general augmented data ... which gave more importance to Asian people between 9 and 14 years old". That is, how is this level of importance defined? "Training strategy 2" was not clearly defined in the report. Results are presented and discussed at a very high level. A stronger analysis about the proposed solutions and possible effects would enrich the report. Final remarks are too general but consistent with the defined experiments.</text:p>
          </table:table-cell>
          <table:table-cell table:number-columns-repeated="16381"/>
        </table:table-row>
        <table:table-row table:style-name="ro8">
          <table:table-cell office:value-type="string" table:style-name="ce1">
            <text:p>niub21043750</text:p>
          </table:table-cell>
          <table:table-cell office:value-type="float" office:value="9" table:style-name="ce5">
            <text:p>9</text:p>
          </table:table-cell>
          <table:table-cell office:value-type="string" table:style-name="ce7">
            <text:p>Used the same model architecture as provided with the starting-kit. Played with different hyperparameters. Used the same training strategy as defined in the starting-kit. Defined distinct transformations for data augmentation, compared to the starting-kit. Data augmentation considered different attributes (age, ethnicity) and subgroups. Results have been submitted to codalab competition. Evaluated different losses (MSE, MAE). Presented some histograms to illustrate the data distribution after applying data augmentation. <text:s/>Clear and well detailed summary of contributions. Results are clearly presented and discussed. Analysis and discussions are consistent with the defined experiments and results. Strong and clear final considerations.</text:p>
          </table:table-cell>
          <table:table-cell table:number-columns-repeated="16381"/>
        </table:table-row>
        <table:table-row table:style-name="ro8">
          <table:table-cell office:value-type="string" table:style-name="ce1">
            <text:p>niub21043772</text:p>
          </table:table-cell>
          <table:table-cell office:value-type="float" office:value="9" table:style-name="ce5">
            <text:p>9</text:p>
          </table:table-cell>
          <table:table-cell office:value-type="string" table:style-name="ce7">
            <text:p>Used the same model architecture as provided with the starting-kit. Played with different hyperparameters. Used the same training strategy as defined in the starting-kit. Defined distinct transformations for data augmentation, compared to the starting-kit. Data augmentation considered different attributes (age, ethnicity) and subgroups. Results have been submitted to codalab competition. Evaluated different losses (MSE, MAE). Presented some histograms to illustrate the data distribution after applying data augmentation. <text:s/>Clear and well detailed summary of contributions. Results are clearly presented and discussed. Analysis and discussions are consistent with the defined experiments and results. Strong and clear final considerations.</text:p>
          </table:table-cell>
          <table:table-cell table:number-columns-repeated="16381"/>
        </table:table-row>
        <table:table-row table:style-name="ro7">
          <table:table-cell office:value-type="string" table:style-name="ce1">
            <text:p>niub21043805</text:p>
          </table:table-cell>
          <table:table-cell office:value-type="float" office:value="9.5" table:style-name="ce5">
            <text:p>9,5</text:p>
          </table:table-cell>
          <table:table-cell office:value-type="string" table:style-name="ce7">
            <text:p>Model architecture is basically the same as the starting-kit (with minor changes). Evaluated slightly different configurations. Played with a few hyperparameters (batch size and number of epochs). Same training strategy as the starting-kit. Interestingly, data augmentation was performed during the 1st stage of training only. Distinct transformations have been considered beyond the ones provided with the starting-kit. Different categories (age, gender, ethnicity, expression) have been considered during data augmentation. Results have been submitted to codalab competition. Clear summary of contributions. Experiments and results are clearly presented. Analysis and discussion of the results are consistent with the experiments. Final remarks are consistent with the defined experiments and analysis of the results.</text:p>
          </table:table-cell>
          <table:table-cell table:number-columns-repeated="16381"/>
        </table:table-row>
        <table:table-row table:style-name="ro3">
          <table:table-cell office:value-type="string" table:style-name="ce1">
            <text:p>niub21088712</text:p>
          </table:table-cell>
          <table:table-cell office:value-type="float" office:value="6" table:style-name="ce8">
            <text:p>6</text:p>
          </table:table-cell>
          <table:table-cell office:value-type="string" table:style-name="ce7">
            <text:p>Played with the model architecture by including some additional (dropout) layers at the end of the baseline model. Played with some hyperparameters (batch size, learning rate), and learning rate decay. Applied the same training strategy as the starting-kit. Did not consider additional transformations for data augmentation, compared with the starting-kit. Considered different attributes during data augmentation (age and ethnicity). Results have been submitted to codalab competition. Summary is ok but could be improved a bit with some preliminary discussion and details, as it is not clear how attributes like age or ethnicity are taken into account during data augmentation. Experiments could be better detailed. For instance, table 1 refers to training strategy 1, 2, 3 and 4, but they are not detailed in the report. It is commented that the expression "other" is considered for data augmentation, but it is not reflected in the code. Analysis and discussion of results are too general but consistent with the defined experiments. <text:s/>Final remarks could be improved but are somehow consistent with the discussion.</text:p>
          </table:table-cell>
          <table:table-cell table:number-columns-repeated="16381"/>
        </table:table-row>
        <table:table-row table:style-name="ro3">
          <table:table-cell office:value-type="string" table:style-name="ce1">
            <text:p>niub21089504</text:p>
          </table:table-cell>
          <table:table-cell office:value-type="float" office:value="6" table:style-name="ce8">
            <text:p>6</text:p>
          </table:table-cell>
          <table:table-cell office:value-type="string" table:style-name="ce7">
            <text:p>Played with the model architecture by including some additional (dropout) layers at the end of the baseline model. Played with some hyperparameters (batch size, learning rate), and learning rate decay. Applied the same training strategy as the starting-kit. Did not consider additional transformations for data augmentation, compared with the starting-kit. Considered different attributes during data augmentation (age and ethnicity). Results have been submitted to codalab competition. Summary is ok but could be improved a bit with some preliminary discussion and details, as it is not clear how attributes like age or ethnicity are taken into account during data augmentation. Experiments could be better detailed. For instance, table 1 refers to training strategy 1, 2, 3 and 4, but they are not detailed in the report. It is commented that the expression "other" is considered for data augmentation, but it is not reflected in the code. Analysis and discussion of results are too general but consistent with the defined experiments. <text:s/>Final remarks could be improved but are somehow consistent with the discussion.</text:p>
          </table:table-cell>
          <table:table-cell table:number-columns-repeated="16381"/>
        </table:table-row>
        <table:table-row table:style-name="ro3">
          <table:table-cell office:value-type="string" table:style-name="ce1">
            <text:p>niub21089725</text:p>
          </table:table-cell>
          <table:table-cell office:value-type="float" office:value="8.5" table:style-name="ce5">
            <text:p>8,5</text:p>
          </table:table-cell>
          <table:table-cell office:value-type="string" table:style-name="ce7">
            <text:p>Applied the same model architecture provided with the starting-kit. Evaluated other architectures but results have not been reported. Played with learning rate decay and hyperparameters. Proposed a 3 stage training; different blocks of the baseline model are trained at different stages. Performed additional transformations (compared with the starting-kit) for data augmentation. Data augmentation strategy considered different attributes (e.g., age, ethnicity, gender and expression). However, they have not been clearly described in the report. Results have been submitted to codalab competition. Performed an exploratory analysis on the distribution of the metadata. Clear summary of contributions. Experiments are somehow well defined and results clearly presented. However, it was not clear from the report how exactly the different attributes (age, gender, ethnicity, etc) were considered during data augmentation. Results are analysed and discussed at a very high level. A more detailed and stronger discussion would enrich the study. Final remarks are consistent with the discussions and experiments.</text:p>
          </table:table-cell>
          <table:table-cell table:number-columns-repeated="16381"/>
        </table:table-row>
        <table:table-row table:style-name="ro4">
          <table:table-cell office:value-type="string" table:style-name="ce1">
            <text:p>niub21209473</text:p>
          </table:table-cell>
          <table:table-cell office:value-type="float" office:value="8.5" table:style-name="ce5">
            <text:p>8,5</text:p>
          </table:table-cell>
          <table:table-cell office:value-type="string" table:style-name="ce7">
            <text:p>The model is not detailed in the report. Played with different hyperparameters (learning rate, batch size, number of epochs). Training strategy is not detailed in the report. Different transformations have been considered for data augmentation (beyond the starting-kit). Different categories have been considered during data augmentation (age and ethnicity). Results have been submitted to codalab competition. Played with different optimizers (SGD). Presented a dummy classifier to better understand the problem at the hand, predicting the average age from the training set. Therefore, they did not report any bias score using the dummy classifier (as done with the baseline), which would be interesting. Performed very interesting and preliminary analyses with the dataset, with respect to different attributes, transformations and subgroups. Summary is clear but could be extended with some information about the proposed method (model) and training strategy. Presented an interesing and preliminary analysis about the dataset before playing with any data augmentation procedure. Experiments are very interesting but not so clear. For instance, it is not clear what method was used to generate the results shown in Table 1 and Table 2 (the dummy classifier or the deep model?). Also, Table 1 says "results on the whole train set". Later in sec 5 it is said "our final result is based on checking the model on our validation set", which is confusing, as I believe all Tables may be reporting the results with respect to the test set. Although results are presented in a good way, the report document should be limited to 4 pages. Results are analysed and discussed exhaustively and clearly. Final remarks are consistent with the defined experiments and analysis of results.</text:p>
          </table:table-cell>
          <table:table-cell table:number-columns-repeated="16381"/>
        </table:table-row>
        <table:table-row table:style-name="ro1">
          <table:table-cell office:value-type="string" table:style-name="ce1">
            <text:p>niub21209484</text:p>
          </table:table-cell>
          <table:table-cell office:value-type="float" office:value="0" table:style-name="ce8">
            <text:p>0</text:p>
          </table:table-cell>
          <table:table-cell office:value-type="string" table:style-name="ce7">
            <text:p>Did not deliver Task 1</text:p>
          </table:table-cell>
          <table:table-cell table:number-columns-repeated="16381"/>
        </table:table-row>
        <table:table-row table:style-name="ro9">
          <table:table-cell office:value-type="string" table:style-name="ce1">
            <text:p>niub21209543</text:p>
          </table:table-cell>
          <table:table-cell office:value-type="float" office:value="5.5" table:style-name="ce8">
            <text:p>5,5</text:p>
          </table:table-cell>
          <table:table-cell office:value-type="string" table:style-name="ce7">
            <text:p>Played with model architecture. However, the proposed model is not detailed in the report. That is, the way it was modified to address the problem. Played with some hyperparameters (Batch size, learning rate, and optimizer). Training strategy is not clear. For instance, it doesn't make a lot of sense to "Froze added layers first, then full training". Considered different transformations for data augmentation, compared with the starting-kit. It is not clear how data augmentation was applied with respect to the different categories (age, gender, ethnicity, etc) as it was not detailed in the report. Results have been submitted to codalab competition. Evaluated different backbones. Model and hyperparameters were defined based on validation error, which was a good (standard) decision. Summary could be improved with additional details about training and data augmentation, as well as preliminary discussions. The experiment illustrated with figure 1 is somehow inconclusive, as both models were trained for ~9 epochs only. Figure 1 clearly shows that both models were still learning when training stopped. Sec 2b lacks detailed information. For example, saying the amount of layers of a network is not so informative. In Sec 2c you say "The selection criteria are MSE", which is not clear (what does it mean?). From the report, it is not clear what learning rate was used in the experiment of "batch size" (table 1) and what batch size was used in the experiment of "learning rate" (table 2). Next, training strategy and stop criteria are defined but they are not clear. For instance, 2 stages of training for strategy 1, 2 and 3? What does it mean exactly? From the report, it is not clear how data augmentation was performed to generate the results of table 6, 7 and 8. Equally on all images? If yes, for what reason? (table 7 and 8 have poor resolution and are almost unreadable). Analysis and discussion of results are somehow confusing and could be improved in many ways. For instance, table 4 shows smaller error for model 2 but you considered model 1 better because of computational time. The different bias scores were not taken into account on this decision, which was one of the goals of task 1. Then, based on table 5 you conclude that the model clearly outperformed the baseline, which is true as the baseline model was a weak baseline. However, the task was not just about improving the baseline by means of smaller Mean Absolute Error. Final remarks are too general and limited.<text:s/></text:p>
          </table:table-cell>
          <table:table-cell table:number-columns-repeated="16381"/>
        </table:table-row>
        <table:table-row table:style-name="ro3">
          <table:table-cell office:value-type="string" table:style-name="ce1">
            <text:p>niub21209576</text:p>
          </table:table-cell>
          <table:table-cell office:value-type="float" office:value="5" table:style-name="ce8">
            <text:p>5</text:p>
          </table:table-cell>
          <table:table-cell office:value-type="string" table:style-name="ce7">
            <text:p>Did not play with model architecture as the same model provided with the starting-kit was used. Played with some hyperparameters (batch size and learning rate). It seems the same training strategy provided with the starting-kit was applied. Although, it was not clearly described in the report. No additional transformations have been considered for data augmentation compared to the starting-kit. Different attributes have been considered during data augmentation (age, ethnicity, expression). Results have been submitted to codalab competition. Summary of contributions could be expanded with additional details about the proposed solution and a preliminary discussion about the experiments. Model definition and training strategy were not detailed in the report document. Experiments with model architecture are limited to changing some hyperparameters. Experiments and results are analysed and discussed at a very high level. A more strong discussion would enrich the quality of the work. Final remarks are limited by the general analysis and discussion of the results provided in sec 2.</text:p>
          </table:table-cell>
          <table:table-cell table:number-columns-repeated="16381"/>
        </table:table-row>
        <table:table-row table:style-name="ro9">
          <table:table-cell office:value-type="string" table:style-name="ce1">
            <text:p>niub21212380</text:p>
          </table:table-cell>
          <table:table-cell office:value-type="float" office:value="5.5" table:style-name="ce8">
            <text:p>5,5</text:p>
          </table:table-cell>
          <table:table-cell office:value-type="string" table:style-name="ce6">
            <text:p>Played with model architecture. However, the proposed model is not detailed in the report. That is, the way it was modified to address the problem. Played with some hyperparameters (Batch size, learning rate, and optimizer). Training strategy is not clear. For instance, it doesn't make a lot of sense to "Froze added layers first, then full training". Considered different transformations for data augmentation, compared with the starting-kit. It is not clear how data augmentation was applied with respect to the different categories (age, gender, ethnicity, etc) as it was not detailed in the report. Results have been submitted to codalab competition. Evaluated different backbones. Model and hyperparameters were defined based on validation error, which was a good (standard) decision. Summary could be improved with additional details about training and data augmentation, as well as preliminary discussions. The experiment illustrated with figure 1 is somehow inconclusive, as both models were trained for ~9 epochs only. Figure 1 clearly shows that both models were still learning when training stopped. Sec 2b lacks detailed information. For example, saying the amount of layers of a network is not so informative. In Sec 2c you say "The selection criteria are MSE", which is not clear (what does it mean?). From the report, it is not clear what learning rate was used in the experiment of "batch size" (table 1) and what batch size was used in the experiment of "learning rate" (table 2). Next, training strategy and stop criteria are defined but they are not clear. For instance, 2 stages of training for strategy 1, 2 and 3? What does it mean exactly? From the report, it is not clear how data augmentation was performed to generate the results of table 6, 7 and 8. Equally on all images? If yes, for what reason? (table 7 and 8 have poor resolution and are almost unreadable). Analysis and discussion of results are somehow confusing and could be improved in many ways. For instance, table 4 shows smaller error for model 2 but you considered model 1 better because of computational time. The different bias scores were not taken into account on this decision, which was one of the goals of task 1. Then, based on table 5 you conclude that the model clearly outperformed the baseline, which is true as the baseline model was a weak baseline. However, the task was not just about improving the baseline by means of smaller Mean Absolute Error. Final remarks are too general and limited.<text:s/></text:p>
          </table:table-cell>
          <table:table-cell table:number-columns-repeated="16381"/>
        </table:table-row>
        <table:table-row table:style-name="ro4">
          <table:table-cell office:value-type="string" table:style-name="ce1">
            <text:p>niub21212450</text:p>
          </table:table-cell>
          <table:table-cell office:value-type="float" office:value="8.5" table:style-name="ce5">
            <text:p>8,5</text:p>
          </table:table-cell>
          <table:table-cell office:value-type="string" table:style-name="ce7">
            <text:p>The model is not detailed in the report. Played with different hyperparameters (learning rate, batch size, number of epochs). Training strategy is not detailed in the report. Different transformations have been considered for data augmentation (beyond the starting-kit). Different categories have been considered during data augmentation (age and ethnicity). Results have been submitted to codalab competition. Played with different optimizers (SGD). Presented a dummy classifier to better understand the problem at the hand, predicting the average age from the training set. Therefore, they did not report any bias score using the dummy classifier (as done with the baseline), which would be interesting. Performed very interesting and preliminary analyses with the dataset, with respect to different attributes, transformations and subgroups. Summary is clear but could be extended with some information about the proposed method (model) and training strategy. Presented an interesing and preliminary analysis about the dataset before playing with any data augmentation procedure. Experiments are very interesting but not so clear. For instance, it is not clear what method was used to generate the results shown in Table 1 and Table 2 (the dummy classifier or the deep model?). Also, Table 1 says "results on the whole train set". Later in sec 5 it is said "our final result is based on checking the model on our validation set", which is confusing, as I believe all Tables may be reporting the results with respect to the test set. Although results are presented in a good way, the report document should be limited to 4 pages. Results are analysed and discussed exhaustively and clearly. Final remarks are consistent with the defined experiments and analysis of results.</text:p>
          </table:table-cell>
          <table:table-cell table:number-columns-repeated="16381"/>
        </table:table-row>
        <table:table-row table:number-rows-repeated="1048552"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meta:initial-creator>Sergio Escalera</meta:initial-creator>
    <dc:creator>Sergio Escalera</dc:creator>
    <meta:creation-date>2015-06-05T18:17:20Z</meta:creation-date>
    <dc:date>2022-03-18T17:13:03Z</dc:date>
  </office:meta>
</office:document-meta>
</file>